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padding="0in" fo:border="none" fo:keep-with-next="auto"/>
    </style:style>
    <style:style style:name="P3"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4"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5"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6" style:family="paragraph" style:parent-style-name="Standard">
      <style:paragraph-properties fo:margin-top="0in" fo:margin-bottom="0in" loext:contextual-spacing="false" fo:line-height="100%"/>
    </style:style>
    <style:style style:name="T1" style:family="text">
      <style:text-properties fo:font-weight="bold" style:font-weight-asian="bold"/>
    </style:style>
    <style:style style:name="T2" style:family="text">
      <style:text-properties fo:color="#1155cc" fo:font-style="italic" style:text-underline-style="solid" style:text-underline-width="auto" style:text-underline-color="font-color" style:font-style-asian="italic"/>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VJ23 - Trabajo Práctico 1 - Peticiones HTTP</text:span></text:p>
      <text:p text:style-name="P1"/>
      <text:p text:style-name="P1">La consigna del trabajo práctico es hacer un juego con datos provistos desde un servidor HTTP. Todas las funcionalidades del servidor serán provistas.</text:p>
      <text:p text:style-name="P1"/>
      <text:p text:style-name="P1">El género y estilo gráfico del juego a desarrollar es totalmente libre y a elección de cada grupo. Se recomienda hacer algo sencillo, ya que no se evaluará las habilidades/calidad del juego, sino la implementación de los requerimientos. El único requerimiento es que funcione correctamente a fines de presentar un producto estable. Se puede reutilizar otro juego que el grupo tenga disponible, siempre y cuando sea de desarrollo propio.</text:p>
      <text:p text:style-name="P1"/>
      <text:p text:style-name="P1">Para aprobar el trabajo práctico, el juego tendrá que implementar las siguientes características:</text:p>
      <text:p text:style-name="P1"/>
      <text:p text:style-name="P1"><text:span text:style-name="T1">Menú principal:</text:span></text:p>
      <text:list xml:id="list8889491086837472973" text:style-name="WWNum2">
        <text:list-item>
          <text:p text:style-name="P3">Mostrar nombre del juego que está en <text:a xlink:type="simple" xlink:href="http://um-tecvg-23.herokuapp.com/datos.json" text:style-name="Internet_20_link" text:visited-style-name="Visited_20_Internet_20_Link"><text:span text:style-name="T2">datos.json</text:span></text:a><text:span text:style-name="T4">-&gt;gameName</text:span></text:p>
        </text:list-item>
        <text:list-item>
          <text:p text:style-name="P3">Mostrar el subtítulo del juego que está en <text:a xlink:type="simple" xlink:href="http://um-tecvg-23.herokuapp.com/datos.json" text:style-name="Internet_20_link" text:visited-style-name="Visited_20_Internet_20_Link"><text:span text:style-name="T2">datos.json</text:span></text:a><text:span text:style-name="T4">-&gt;gameDescription</text:span></text:p>
        </text:list-item>
        <text:list-item>
          <text:p text:style-name="P3">Mostrar (a pedido del jugador) la tabla de puntuaciones que está en <text:a xlink:type="simple" xlink:href="http://um-tecvg-23.herokuapp.com/leaderboard.php" text:style-name="Internet_20_link" text:visited-style-name="Visited_20_Internet_20_Link"><text:span text:style-name="T3">leaderboard.php</text:span></text:a></text:p>
        </text:list-item>
        <text:list-item>
          <text:p text:style-name="P3">Mostrar botón de <text:span text:style-name="T1">Jugar </text:span>que lleve a un menú de selección de dificultad.</text:p>
        </text:list-item>
        <text:list-item>
          <text:p text:style-name="P3">Mostrar un menú de selección de dificultad acorde a los elementos que figuran en la lista <text:a xlink:type="simple" xlink:href="http://um-tecvg-23.herokuapp.com/datos.json" text:style-name="Internet_20_link" text:visited-style-name="Visited_20_Internet_20_Link"><text:span text:style-name="T2">datos.json</text:span></text:a><text:span text:style-name="T4"> -&gt;hardness</text:span>. Cada elemento del menú de dificultad deberá mostrar su nombre, y deberá modificar el juego acorde a los datos de cada elemento (<text:span text:style-name="T4">enemies,bosses,chaosMode</text:span>).</text:p>
        </text:list-item>
      </text:list>
      <text:p text:style-name="P1"/>
      <text:p text:style-name="P1"><text:span text:style-name="T1">Durante el gameplay:</text:span></text:p>
      <text:list xml:id="list8377284285171334037" text:style-name="WWNum1">
        <text:list-item>
          <text:p text:style-name="P4">Configurar el juego acorde a la dificultad seleccionada por el jugador en el menú previo al inicio de la partida.</text:p>
        </text:list-item>
        <text:list-item>
          <text:p text:style-name="P5">Configurar (nombre, vida, daño, velocidad) y de los enemigos y del jugador acorde a los datos en <text:a xlink:type="simple" xlink:href="http://um-tecvg-23.herokuapp.com/datos.json" text:style-name="Internet_20_link" text:visited-style-name="Visited_20_Internet_20_Link"><text:span text:style-name="T3">datos.json</text:span></text:a>. Idealmente el nombre del jugador y de los enemigos debe ser visible de alguna manera.</text:p>
        </text:list-item>
        <text:list-item>
          <text:p text:style-name="P5">Mostrar al menos 1 icono en la UI del juego, no importa cual, de la lista que se encuentra en <text:a xlink:type="simple" xlink:href="http://um-tecvg-23.herokuapp.com/datos.json" text:style-name="Internet_20_link" text:visited-style-name="Visited_20_Internet_20_Link"><text:span text:style-name="T2">datos.json</text:span></text:a><text:span text:style-name="T4"> -&gt; icons</text:span>. </text:p>
        </text:list-item>
        <text:list-item>
          <text:p text:style-name="P5">Mostrar al menos 1 objeto en el juego que utilice una textura de la lista que se encuentra en <text:a xlink:type="simple" xlink:href="http://um-tecvg-23.herokuapp.com/datos.json" text:style-name="Internet_20_link" text:visited-style-name="Visited_20_Internet_20_Link"><text:span text:style-name="T2">datos.json</text:span></text:a><text:span text:style-name="T4"> -&gt; blocks. </text:span></text:p>
        </text:list-item>
        <text:list-item>
          <text:p text:style-name="P5">El puntaje del jugador se multiplicará por el nivel de dificultad escogido. Por ejemplo, si elije la dificultad más fácil, el puntaje será multiplicado por 1, si elige la más difícil por 5 (o por cualquiera sea el número de dificultad más alta). La idea es que mientras más alta sea la dificultad escogida, más puntos otorgue el juego.</text:p>
        </text:list-item>
        <text:list-item>
          <text:p text:style-name="P5">Al finalizar la ronda/partida, por haberla completado, o simplemente por haberla perdido (classic game over), se le ofrecerá al jugador la posibilidad de enviar su puntaje al server. Esto se hará enviando por método POST el <text:span text:style-name="T4">deviceId, nombre y puntaje</text:span> del jugador a <text:a xlink:type="simple" xlink:href="http://um-tecvg-23.herokuapp.com/leaderboard.php" text:style-name="Internet_20_link" text:visited-style-name="Visited_20_Internet_20_Link"><text:span text:style-name="T3">leaderboard.php</text:span></text:a>. </text:p>
        </text:list-item>
      </text:list>
      <text:p text:style-name="P6"/>
      <text:p text:style-name="P6">El trabajo se entregará mediante un link al repositorio de git que esté usando el equipo para trabajar. El equipo tiene que proveer acceso al repositorio en caso de hacerse privado (como por ejemplo en BitBucket). Se recomienda hacer un repositorio público en GitHub, similar al provisto con los ejemplos de trabajo en clase, para evitar problemas. Se establece el uso de <text:span text:style-name="T1">Unity 2017.3</text:span> como la versión oficial para este trabajo, y los venide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s"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488" meta:character-count="2930" meta:non-whitespace-character-count="2468"/>
    <meta:generator>LibreOfficeDev/5.1.0.3$Linux_X86_64 LibreOffice_project/</meta:generator>
  </office:meta>
</office:document-meta>
</file>